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-_Cop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2">
            <text:p>Guass Jacobi</text:p>
          </table:table-cell>
          <table:covered-table-cell table:number-columns-repeated="2"/>
          <table:table-cell office:value-type="string" table:number-columns-spanned="3" table:number-rows-spanned="1" table:style-name="ce2">
            <text:p>Guass Seidel</text:p>
          </table:table-cell>
          <table:covered-table-cell table:number-columns-repeated="2"/>
          <table:table-cell table:style-name="ce1">
            <draw:frame draw:z-index="1" draw:id="id0" draw:style-name="a0" draw:name="Chart 2" svg:x="0.65833in" svg:y="0.01667in" svg:width="9.95in" svg:height="5.7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Jx1</text:p>
          </table:table-cell>
          <table:table-cell office:value-type="string" table:style-name="ce1">
            <text:p>Jx2</text:p>
          </table:table-cell>
          <table:table-cell office:value-type="string" table:style-name="ce1">
            <text:p>Jx3</text:p>
          </table:table-cell>
          <table:table-cell office:value-type="string" table:style-name="ce1">
            <text:p>Sx1</text:p>
          </table:table-cell>
          <table:table-cell office:value-type="string" table:style-name="ce1">
            <text:p>Sx2</text:p>
          </table:table-cell>
          <table:table-cell office:value-type="string" table:style-name="ce1">
            <text:p>Sx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83333299999999999" table:style-name="ce1">
            <text:p>0.833333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2.3333330000000001" table:style-name="ce1">
            <text:p>2.3333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466670000000001" table:style-name="ce1">
            <text:p>1.346667</text:p>
          </table:table-cell>
          <table:table-cell office:value-type="float" office:value="1.6333329999999999" table:style-name="ce1">
            <text:p>1.633333</text:p>
          </table:table-cell>
          <table:table-cell office:value-type="float" office:value="2.4933329999999998" table:style-name="ce1">
            <text:p>2.493333</text:p>
          </table:table-cell>
          <table:table-cell office:value-type="float" office:value="1.493333" table:style-name="ce1">
            <text:p>1.493333</text:p>
          </table:table-cell>
          <table:table-cell office:value-type="float" office:value="1.5022219999999999" table:style-name="ce1">
            <text:p>1.502222</text:p>
          </table:table-cell>
          <table:table-cell office:value-type="float" office:value="2.7022219999999999" table:style-name="ce1">
            <text:p>2.70222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0453330000000001" table:style-name="ce1">
            <text:p>1.045333</text:p>
          </table:table-cell>
          <table:table-cell office:value-type="float" office:value="1.631111" table:style-name="ce1">
            <text:p>1.631111</text:p>
          </table:table-cell>
          <table:table-cell office:value-type="float" office:value="2.7839999999999998" table:style-name="ce1">
            <text:p>2.784</text:p>
          </table:table-cell>
          <table:table-cell office:value-type="float" office:value="1.139556" table:style-name="ce1">
            <text:p>1.139556</text:p>
          </table:table-cell>
          <table:table-cell office:value-type="float" office:value="1.8045929999999999" table:style-name="ce1">
            <text:p>1.804593</text:p>
          </table:table-cell>
          <table:table-cell office:value-type="float" office:value="2.893926" table:style-name="ce1">
            <text:p>2.893926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1043559999999999" table:style-name="ce1">
            <text:p>1.104356</text:p>
          </table:table-cell>
          <table:table-cell office:value-type="float" office:value="1.876889" table:style-name="ce1">
            <text:p>1.876889</text:p>
          </table:table-cell>
          <table:table-cell office:value-type="float" office:value="2.843378" table:style-name="ce1">
            <text:p>2.843378</text:p>
          </table:table-cell>
          <table:table-cell office:value-type="float" office:value="1.056948" table:style-name="ce1">
            <text:p>1.056948</text:p>
          </table:table-cell>
          <table:table-cell office:value-type="float" office:value="1.92798" table:style-name="ce1">
            <text:p>1.92798</text:p>
          </table:table-cell>
          <table:table-cell office:value-type="float" office:value="2.959803" table:style-name="ce1">
            <text:p>2.959803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179199999999999" table:style-name="ce1">
            <text:p>1.01792</text:p>
          </table:table-cell>
          <table:table-cell office:value-type="float" office:value="1.8869039999999999" table:style-name="ce1">
            <text:p>1.886904</text:p>
          </table:table-cell>
          <table:table-cell office:value-type="float" office:value="2.9298839999999999" table:style-name="ce1">
            <text:p>2.929884</text:p>
          </table:table-cell>
          <table:table-cell office:value-type="float" office:value="1.0207679999999999" table:style-name="ce1">
            <text:p>1.020768</text:p>
          </table:table-cell>
          <table:table-cell office:value-type="float" office:value="1.972979" table:style-name="ce1">
            <text:p>1.972979</text:p>
          </table:table-cell>
          <table:table-cell office:value-type="float" office:value="2.9850379999999999" table:style-name="ce1">
            <text:p>2.98503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31215" table:style-name="ce1">
            <text:p>1.031215</text:p>
          </table:table-cell>
          <table:table-cell office:value-type="float" office:value="1.958969" table:style-name="ce1">
            <text:p>1.958969</text:p>
          </table:table-cell>
          <table:table-cell office:value-type="float" office:value="2.9511780000000001" table:style-name="ce1">
            <text:p>2.951178</text:p>
          </table:table-cell>
          <table:table-cell office:value-type="float" office:value="1.007816" table:style-name="ce1">
            <text:p>1.007816</text:p>
          </table:table-cell>
          <table:table-cell office:value-type="float" office:value="1.989914" table:style-name="ce1">
            <text:p>1.989914</text:p>
          </table:table-cell>
          <table:table-cell office:value-type="float" office:value="2.994402" table:style-name="ce1">
            <text:p>2.99440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006648" table:style-name="ce1">
            <text:p>1.006648</text:p>
          </table:table-cell>
          <table:table-cell office:value-type="float" office:value="1.965184" table:style-name="ce1">
            <text:p>1.965184</text:p>
          </table:table-cell>
          <table:table-cell office:value-type="float" office:value="2.977344" table:style-name="ce1">
            <text:p>2.977344</text:p>
          </table:table-cell>
          <table:table-cell office:value-type="float" office:value="1.002915" table:style-name="ce1">
            <text:p>1.002915</text:p>
          </table:table-cell>
          <table:table-cell office:value-type="float" office:value="1.9962299999999999" table:style-name="ce1">
            <text:p>1.99623</text:p>
          </table:table-cell>
          <table:table-cell office:value-type="float" office:value="2.9979089999999999" table:style-name="ce1">
            <text:p>2.99790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09395" table:style-name="ce1">
            <text:p>1.009395</text:p>
          </table:table-cell>
          <table:table-cell office:value-type="float" office:value="1.986456" table:style-name="ce1">
            <text:p>1.986456</text:p>
          </table:table-cell>
          <table:table-cell office:value-type="float" office:value="2.9847440000000001" table:style-name="ce1">
            <text:p>2.984744</text:p>
          </table:table-cell>
          <table:table-cell office:value-type="float" office:value="1.00109" table:style-name="ce1">
            <text:p>1.00109</text:p>
          </table:table-cell>
          <table:table-cell office:value-type="float" office:value="1.998591" table:style-name="ce1">
            <text:p>1.998591</text:p>
          </table:table-cell>
          <table:table-cell office:value-type="float" office:value="2.9992179999999999" table:style-name="ce1">
            <text:p>2.99921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023660000000001" table:style-name="ce1">
            <text:p>1.002366</text:p>
          </table:table-cell>
          <table:table-cell office:value-type="float" office:value="1.9892399999999999" table:style-name="ce1">
            <text:p>1.98924</text:p>
          </table:table-cell>
          <table:table-cell office:value-type="float" office:value="2.9927030000000001" table:style-name="ce1">
            <text:p>2.992703</text:p>
          </table:table-cell>
          <table:table-cell office:value-type="float" office:value="1.000407" table:style-name="ce1">
            <text:p>1.000407</text:p>
          </table:table-cell>
          <table:table-cell office:value-type="float" office:value="1.999474" table:style-name="ce1">
            <text:p>1.999474</text:p>
          </table:table-cell>
          <table:table-cell office:value-type="float" office:value="2.999708" table:style-name="ce1">
            <text:p>2.99970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02845" table:style-name="ce1">
            <text:p>1.002845</text:p>
          </table:table-cell>
          <table:table-cell office:value-type="float" office:value="1.995563" table:style-name="ce1">
            <text:p>1.995563</text:p>
          </table:table-cell>
          <table:table-cell office:value-type="float" office:value="2.9952230000000002" table:style-name="ce1">
            <text:p>2.995223</text:p>
          </table:table-cell>
          <table:table-cell office:value-type="float" office:value="1.0001519999999999" table:style-name="ce1">
            <text:p>1.000152</text:p>
          </table:table-cell>
          <table:table-cell office:value-type="float" office:value="1.999803" table:style-name="ce1">
            <text:p>1.999803</text:p>
          </table:table-cell>
          <table:table-cell office:value-type="float" office:value="2.9998909999999999" table:style-name="ce1">
            <text:p>2.99989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008189999999999" table:style-name="ce1">
            <text:p>1.000819</text:p>
          </table:table-cell>
          <table:table-cell office:value-type="float" office:value="1.9966630000000001" table:style-name="ce1">
            <text:p>1.996663</text:p>
          </table:table-cell>
          <table:table-cell office:value-type="float" office:value="2.9976560000000001" table:style-name="ce1">
            <text:p>2.997656</text:p>
          </table:table-cell>
          <table:table-cell office:value-type="float" office:value="1.000057" table:style-name="ce1">
            <text:p>1.000057</text:p>
          </table:table-cell>
          <table:table-cell office:value-type="float" office:value="1.9999260000000001" table:style-name="ce1">
            <text:p>1.999926</text:p>
          </table:table-cell>
          <table:table-cell office:value-type="float" office:value="2.999959" table:style-name="ce1">
            <text:p>2.99995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000866" table:style-name="ce1">
            <text:p>1.000866</text:p>
          </table:table-cell>
          <table:table-cell office:value-type="float" office:value="1.9985550000000001" table:style-name="ce1">
            <text:p>1.998555</text:p>
          </table:table-cell>
          <table:table-cell office:value-type="float" office:value="2.9985010000000001" table:style-name="ce1">
            <text:p>2.998501</text:p>
          </table:table-cell>
          <table:table-cell office:value-type="float" office:value="1.000021" table:style-name="ce1">
            <text:p>1.000021</text:p>
          </table:table-cell>
          <table:table-cell office:value-type="float" office:value="1.9999720000000001" table:style-name="ce1">
            <text:p>1.999972</text:p>
          </table:table-cell>
          <table:table-cell office:value-type="float" office:value="2.9999850000000001" table:style-name="ce1">
            <text:p>2.999985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0278" table:style-name="ce1">
            <text:p>1.000278</text:p>
          </table:table-cell>
          <table:table-cell office:value-type="float" office:value="1.9989619999999999" table:style-name="ce1">
            <text:p>1.998962</text:p>
          </table:table-cell>
          <table:table-cell office:value-type="float" office:value="2.9992489999999998" table:style-name="ce1">
            <text:p>2.999249</text:p>
          </table:table-cell>
          <table:table-cell office:value-type="float" office:value="1.000008" table:style-name="ce1">
            <text:p>1.000008</text:p>
          </table:table-cell>
          <table:table-cell office:value-type="float" office:value="1.9999899999999999" table:style-name="ce1">
            <text:p>1.99999</text:p>
          </table:table-cell>
          <table:table-cell office:value-type="float" office:value="2.999994" table:style-name="ce1">
            <text:p>2.999994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000265" table:style-name="ce1">
            <text:p>1.000265</text:p>
          </table:table-cell>
          <table:table-cell office:value-type="float" office:value="1.9995320000000001" table:style-name="ce1">
            <text:p>1.999532</text:p>
          </table:table-cell>
          <table:table-cell office:value-type="float" office:value="2.9995289999999999" table:style-name="ce1">
            <text:p>2.999529</text:p>
          </table:table-cell>
          <table:table-cell office:value-type="float" office:value="1.000003" table:style-name="ce1">
            <text:p>1.000003</text:p>
          </table:table-cell>
          <table:table-cell office:value-type="float" office:value="1.9999960000000001" table:style-name="ce1">
            <text:p>1.999996</text:p>
          </table:table-cell>
          <table:table-cell office:value-type="float" office:value="2.9999980000000002" table:style-name="ce1">
            <text:p>2.999998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0000929999999999" table:style-name="ce1">
            <text:p>1.000093</text:p>
          </table:table-cell>
          <table:table-cell office:value-type="float" office:value="1.999676" table:style-name="ce1">
            <text:p>1.999676</text:p>
          </table:table-cell>
          <table:table-cell office:value-type="float" office:value="2.9997600000000002" table:style-name="ce1">
            <text:p>2.99976</text:p>
          </table:table-cell>
          <table:table-cell office:value-type="float" office:value="1.0000009999999999" table:style-name="ce1">
            <text:p>1.000001</text:p>
          </table:table-cell>
          <table:table-cell office:value-type="float" office:value="1.9999990000000001" table:style-name="ce1">
            <text:p>1.999999</text:p>
          </table:table-cell>
          <table:table-cell office:value-type="float" office:value="2.9999989999999999" table:style-name="ce1">
            <text:p>2.999999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000081" table:style-name="ce1">
            <text:p>1.000081</text:p>
          </table:table-cell>
          <table:table-cell office:value-type="float" office:value="1.999849" table:style-name="ce1">
            <text:p>1.999849</text:p>
          </table:table-cell>
          <table:table-cell office:value-type="float" office:value="2.9998520000000002" table:style-name="ce1">
            <text:p>2.9998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0000309999999999" table:style-name="ce1">
            <text:p>1.000031</text:p>
          </table:table-cell>
          <table:table-cell office:value-type="float" office:value="1.9998990000000001" table:style-name="ce1">
            <text:p>1.999899</text:p>
          </table:table-cell>
          <table:table-cell office:value-type="float" office:value="2.9999229999999999" table:style-name="ce1">
            <text:p>2.9999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0000249999999999" table:style-name="ce1">
            <text:p>1.000025</text:p>
          </table:table-cell>
          <table:table-cell office:value-type="float" office:value="1.999951" table:style-name="ce1">
            <text:p>1.999951</text:p>
          </table:table-cell>
          <table:table-cell office:value-type="float" office:value="2.9999539999999998" table:style-name="ce1">
            <text:p>2.9999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0000100000000001" table:style-name="ce1">
            <text:p>1.00001</text:p>
          </table:table-cell>
          <table:table-cell office:value-type="float" office:value="1.999968" table:style-name="ce1">
            <text:p>1.999968</text:p>
          </table:table-cell>
          <table:table-cell office:value-type="float" office:value="2.9999760000000002" table:style-name="ce1">
            <text:p>2.9999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0008" table:style-name="ce1">
            <text:p>1.000008</text:p>
          </table:table-cell>
          <table:table-cell office:value-type="float" office:value="1.999984" table:style-name="ce1">
            <text:p>1.999984</text:p>
          </table:table-cell>
          <table:table-cell office:value-type="float" office:value="2.9999850000000001" table:style-name="ce1">
            <text:p>2.9999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00003" table:style-name="ce1">
            <text:p>1.000003</text:p>
          </table:table-cell>
          <table:table-cell office:value-type="float" office:value="1.9999899999999999" table:style-name="ce1">
            <text:p>1.99999</text:p>
          </table:table-cell>
          <table:table-cell office:value-type="float" office:value="2.9999920000000002" table:style-name="ce1">
            <text:p>2.9999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000003" table:style-name="ce1">
            <text:p>1.000003</text:p>
          </table:table-cell>
          <table:table-cell office:value-type="float" office:value="1.999995" table:style-name="ce1">
            <text:p>1.999995</text:p>
          </table:table-cell>
          <table:table-cell office:value-type="float" office:value="2.9999950000000002" table:style-name="ce1">
            <text:p>2.9999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0000009999999999" table:style-name="ce1">
            <text:p>1.000001</text:p>
          </table:table-cell>
          <table:table-cell office:value-type="float" office:value="1.999997" table:style-name="ce1">
            <text:p>1.999997</text:p>
          </table:table-cell>
          <table:table-cell office:value-type="float" office:value="2.999997" table:style-name="ce1">
            <text:p>2.9999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0000009999999999" table:style-name="ce1">
            <text:p>1.000001</text:p>
          </table:table-cell>
          <table:table-cell office:value-type="float" office:value="1.9999979999999999" table:style-name="ce1">
            <text:p>1.999998</text:p>
          </table:table-cell>
          <table:table-cell office:value-type="float" office:value="2.9999989999999999" table:style-name="ce1">
            <text:p>2.9999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.9999990000000001" table:style-name="ce1">
            <text:p>1.999999</text:p>
          </table:table-cell>
          <table:table-cell office:value-type="float" office:value="2.9999989999999999" table:style-name="ce1">
            <text:p>2.9999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.9999990000000001" table:style-name="ce1">
            <text:p>1.99999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data_-_Copy.A2:data_-_Copy.G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Ashwini Kumar Singh</meta:initial-creator>
    <dc:creator>Ashwini Kumar Singh</dc:creator>
    <meta:creation-date>2021-02-10T06:13:37Z</meta:creation-date>
    <dc:date>2021-02-10T16:32:18Z</dc:date>
    <meta:print-date>2021-02-10T06:53:4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70ad47" svg:stroke-opacity="100%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431in" svg:stroke-color="#ffc000" svg:stroke-opacity="100%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431in" svg:stroke-color="#43682b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2431in" svg:stroke-color="#255e91" svg:stroke-opacity="100%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2431in" svg:stroke-color="#997300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11.6pt" svg:width="716.4pt" chart:style-name="Crt0">
        <chart:title chart:style-name="CT00">
          <text:p text:style-name="a0" text:class-names="" text:cond-style-name="">Comparison of GuassJacobi And GuassSeidel Method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data_-_Copy.$B$2" chart:values-cell-range-address="data_-_Copy.$B$3:.$B$32" chart:class="chart:line" chart:attached-axis="primary-y" chart:style-name="G0S0">
            <chart:data-point chart:repeated="30"/>
          </chart:series>
          <chart:series chart:label-cell-address="data_-_Copy.$C$2" chart:values-cell-range-address="data_-_Copy.$C$3:.$C$32" chart:class="chart:line" chart:attached-axis="primary-y" chart:style-name="G0S1">
            <chart:data-point chart:repeated="30"/>
          </chart:series>
          <chart:series chart:label-cell-address="data_-_Copy.$D$2" chart:values-cell-range-address="data_-_Copy.$D$3:.$D$32" chart:class="chart:line" chart:attached-axis="primary-y" chart:style-name="G0S2">
            <chart:data-point chart:repeated="30"/>
          </chart:series>
          <chart:series chart:label-cell-address="data_-_Copy.$E$2" chart:values-cell-range-address="data_-_Copy.$E$3:.$E$32" chart:class="chart:line" chart:attached-axis="primary-y" chart:style-name="G0S3">
            <chart:data-point chart:repeated="30"/>
          </chart:series>
          <chart:series chart:label-cell-address="data_-_Copy.$F$2" chart:values-cell-range-address="data_-_Copy.$F$3:.$F$32" chart:class="chart:line" chart:attached-axis="primary-y" chart:style-name="G0S4">
            <chart:data-point chart:repeated="30"/>
          </chart:series>
          <chart:series chart:label-cell-address="data_-_Copy.$G$2" chart:values-cell-range-address="data_-_Copy.$G$3:.$G$32" chart:class="chart:line" chart:attached-axis="primary-y" chart:style-name="G0S5"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